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weight="bold" style:font-weight-asian="bold" style:font-weight-complex="bold" style:text-underline-style="solid" style:text-underline-color="font-color"/>
    </style:style>
    <style:style style:name="T1_2" style:family="text">
      <style:text-properties fo:font-weight="bold" style:font-weight-asian="bold" style:font-weight-complex="bold" style:text-underline-style="solid" style:text-underline-color="font-color"/>
    </style:style>
    <style:style style:name="T1_3" style:family="text">
      <style:text-properties fo:font-weight="bold" style:font-weight-asian="bold" style:font-weight-complex="bold" style:text-underline-style="solid" style:text-underline-color="font-color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weight="bold" style:font-weight-asian="bold" style:font-weight-complex="bold" style:text-underline-style="solid" style:text-underline-color="font-color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P31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Review</text:span><text:span text:style-name="T1_2"><text:s/></text:span><text:span text:style-name="T1_3">Questions</text:span></text:p>
      <text:p text:style-name="P2"><text:span text:style-name="T2_1"><text:s/></text:span></text:p>
      <text:p text:style-name="P3"><text:span text:style-name="T3_1">1.<text:s/></text:span><text:span text:style-name="T3_2">Label</text:span><text:span text:style-name="T3_3"><text:s/></text:span><text:span text:style-name="T3_4">the</text:span><text:span text:style-name="T3_5"><text:s/></text:span><text:span text:style-name="T3_6">following</text:span><text:span text:style-name="T3_7"><text:s/></text:span><text:span text:style-name="T3_8">include</text:span><text:span text:style-name="T3_9"><text:s/></text:span><text:span text:style-name="T3_10">statements</text:span><text:span text:style-name="T3_11"><text:s/></text:span><text:span text:style-name="T3_12">are</text:span><text:span text:style-name="T3_13"><text:s/></text:span><text:span text:style-name="T3_14">either</text:span><text:span text:style-name="T3_15"><text:s/></text:span><text:span text:style-name="T3_16">true</text:span><text:span text:style-name="T3_17"><text:s/></text:span><text:span text:style-name="T3_18">or</text:span><text:span text:style-name="T3_19"><text:s/></text:span><text:span text:style-name="T3_20">false</text:span><text:span text:style-name="T3_21">:</text:span></text:p>
      <text:p text:style-name="P4"><text:span text:style-name="T4_1">a</text:span><text:span text:style-name="T4_2">.<text:s/>#</text:span><text:span text:style-name="T4_3">include</text:span><text:span text:style-name="T4_4"><text:s/>&lt;</text:span><text:span text:style-name="T4_5">aFile</text:span><text:span text:style-name="T4_6">.</text:span><text:span text:style-name="T4_7">txt</text:span><text:span text:style-name="T4_8">&gt;</text:span></text:p>
      <text:p text:style-name="P5"><text:span text:style-name="T5_1">b</text:span><text:span text:style-name="T5_2">.<text:s/>#</text:span><text:span text:style-name="T5_3">include</text:span><text:span text:style-name="T5_4"><text:s/>&lt;</text:span><text:span text:style-name="T5_5">iostream</text:span><text:span text:style-name="T5_6">&gt;;</text:span></text:p>
      <text:p text:style-name="P6"><text:span text:style-name="T6_1">c</text:span><text:span text:style-name="T6_2">.<text:s/></text:span><text:span text:style-name="T6_3">include</text:span><text:span text:style-name="T6_4"><text:s/>&lt;</text:span><text:span text:style-name="T6_5">iostream</text:span><text:span text:style-name="T6_6">&gt;</text:span></text:p>
      <text:p text:style-name="P7"><text:span text:style-name="T7_1">d</text:span><text:span text:style-name="T7_2">.<text:s/>#</text:span><text:span text:style-name="T7_3">include</text:span><text:span text:style-name="T7_4"><text:s/></text:span><text:span text:style-name="T7_5">myFile</text:span><text:span text:style-name="T7_6">.</text:span><text:span text:style-name="T7_7">txt</text:span><text:span text:style-name="T7_8">;</text:span></text:p>
      <text:p text:style-name="P8"><text:span text:style-name="T8_1">e</text:span><text:span text:style-name="T8_2">.<text:s/>#</text:span><text:span text:style-name="T8_3">include</text:span><text:span text:style-name="T8_4"><text:s/>“</text:span><text:span text:style-name="T8_5">myFile</text:span><text:span text:style-name="T8_6">.</text:span><text:span text:style-name="T8_7">txt</text:span><text:span text:style-name="T8_8">”</text:span></text:p>
      <text:p text:style-name="P9"><text:span text:style-name="T9_1">f</text:span><text:span text:style-name="T9_2">.<text:s/>#</text:span><text:span text:style-name="T9_3">include</text:span><text:span text:style-name="T9_4"><text:s/>&lt;</text:span><text:span text:style-name="T9_5">cmath</text:span><text:span text:style-name="T9_6">&gt;;</text:span></text:p>
      <text:p text:style-name="P10"><text:span text:style-name="T10_1">g</text:span><text:span text:style-name="T10_2">.<text:s/></text:span><text:span text:style-name="T10_3">include</text:span><text:span text:style-name="T10_4"><text:s/>&lt;</text:span><text:span text:style-name="T10_5">cmath</text:span><text:span text:style-name="T10_6">&gt;</text:span></text:p>
      <text:p text:style-name="P11"><text:span text:style-name="T11_1">h</text:span><text:span text:style-name="T11_2">.<text:s/></text:span><text:span text:style-name="T11_3">include</text:span><text:span text:style-name="T11_4"><text:s/>“</text:span><text:span text:style-name="T11_5">cmath</text:span><text:span text:style-name="T11_6">”</text:span></text:p>
      <text:p text:style-name="P12"><text:span text:style-name="T12_1">i</text:span><text:span text:style-name="T12_2">.<text:s/>#</text:span><text:span text:style-name="T12_3">include</text:span><text:span text:style-name="T12_4"><text:s/>&lt;</text:span><text:span text:style-name="T12_5">cmath</text:span><text:span text:style-name="T12_6">&gt;</text:span></text:p>
      <text:p text:style-name="P13"><text:span text:style-name="T13_1">j</text:span><text:span text:style-name="T13_2">.<text:s/>#</text:span><text:span text:style-name="T13_3">include</text:span><text:span text:style-name="T13_4"><text:s/>(</text:span><text:span text:style-name="T13_5">iostream</text:span><text:span text:style-name="T13_6">);</text:span></text:p>
      <text:p text:style-name="P14"><text:span text:style-name="T14_1">k</text:span><text:span text:style-name="T14_2">.<text:s/>#</text:span><text:span text:style-name="T14_3">include</text:span><text:span text:style-name="T14_4"><text:s/>&lt;</text:span><text:span text:style-name="T14_5">iostream</text:span><text:span text:style-name="T14_6">&gt;</text:span></text:p>
      <text:p text:style-name="P15"><text:span text:style-name="T15_1"><text:s/></text:span></text:p>
      <text:p text:style-name="P16"><text:span text:style-name="T16_1">2.<text:s/></text:span><text:span text:style-name="T16_2">In</text:span><text:span text:style-name="T16_3"><text:s/></text:span><text:span text:style-name="T16_4">the</text:span><text:span text:style-name="T16_5"><text:s/></text:span><text:span text:style-name="T16_6">following</text:span><text:span text:style-name="T16_7"><text:s/></text:span><text:span text:style-name="T16_8">code</text:span><text:span text:style-name="T16_9"><text:s/></text:span><text:span text:style-name="T16_10">what</text:span><text:span text:style-name="T16_11"><text:s/></text:span><text:span text:style-name="T16_12">are</text:span><text:span text:style-name="T16_13"><text:s/></text:span><text:span text:style-name="T16_14">the</text:span><text:span text:style-name="T16_15"><text:s/></text:span><text:span text:style-name="T16_16">preprocessor</text:span><text:span text:style-name="T16_17"><text:s/></text:span><text:span text:style-name="T16_18">statements</text:span><text:span text:style-name="T16_19">:</text:span></text:p>
      <text:p text:style-name="P17"><text:span text:style-name="T17_1">#</text:span><text:span text:style-name="T17_2">include</text:span><text:span text:style-name="T17_3"><text:s/>&lt;</text:span><text:span text:style-name="T17_4">cstdlib</text:span><text:span text:style-name="T17_5">&gt;</text:span></text:p>
      <text:p text:style-name="P18"><text:span text:style-name="T18_1">#</text:span><text:span text:style-name="T18_2">include</text:span><text:span text:style-name="T18_3"><text:s/>&lt;</text:span><text:span text:style-name="T18_4">iostream</text:span><text:span text:style-name="T18_5">&gt;</text:span></text:p>
      <text:p text:style-name="P19"><text:span text:style-name="T19_1">using</text:span><text:span text:style-name="T19_2"><text:s/></text:span><text:span text:style-name="T19_3">namespace</text:span><text:span text:style-name="T19_4"><text:s/></text:span><text:span text:style-name="T19_5">std</text:span><text:span text:style-name="T19_6">;</text:span></text:p>
      <text:p text:style-name="P20"><text:span text:style-name="T20_1">int</text:span><text:span text:style-name="T20_2"><text:s/></text:span><text:span text:style-name="T20_3">main</text:span><text:span text:style-name="T20_4">(</text:span><text:span text:style-name="T20_5">int</text:span><text:span text:style-name="T20_6"><text:s/></text:span><text:span text:style-name="T20_7">argc</text:span><text:span text:style-name="T20_8">,<text:s/></text:span><text:span text:style-name="T20_9">char</text:span><text:span text:style-name="T20_10"><text:s/>*</text:span><text:span text:style-name="T20_11">argv</text:span><text:span text:style-name="T20_12">[])</text:span></text:p>
      <text:p text:style-name="P21"><text:span text:style-name="T21_1">{</text:span></text:p>
      <text:p text:style-name="P22"><text:span text:style-name="T22_1"><text:tab/></text:span><text:span text:style-name="T22_2">system</text:span><text:span text:style-name="T22_3">("</text:span><text:span text:style-name="T22_4">PAUSE</text:span><text:span text:style-name="T22_5">");</text:span></text:p>
      <text:p text:style-name="P23"><text:span text:style-name="T23_1"><text:tab/></text:span><text:span text:style-name="T23_2">return</text:span><text:span text:style-name="T23_3"><text:s/></text:span><text:span text:style-name="T23_4">EXIT</text:span><text:span text:style-name="T23_5">_</text:span><text:span text:style-name="T23_6">SUCCESS</text:span><text:span text:style-name="T23_7">;</text:span></text:p>
      <text:p text:style-name="P24"><text:span text:style-name="T24_1">}</text:span></text:p>
      <text:p text:style-name="P25"><text:span text:style-name="T25_1"><text:s/></text:span></text:p>
      <text:p text:style-name="P26"><text:span text:style-name="T26_1">3.<text:s/></text:span><text:span text:style-name="T26_2">What</text:span><text:span text:style-name="T26_3"><text:s/></text:span><text:span text:style-name="T26_4">preprocesser</text:span><text:span text:style-name="T26_5"><text:s/></text:span><text:span text:style-name="T26_6">is</text:span><text:span text:style-name="T26_7"><text:s/></text:span><text:span text:style-name="T26_8">required</text:span><text:span text:style-name="T26_9"><text:s/></text:span><text:span text:style-name="T26_10">to</text:span><text:span text:style-name="T26_11"><text:s/></text:span><text:span text:style-name="T26_12">use</text:span><text:span text:style-name="T26_13"><text:s/></text:span><text:span text:style-name="T26_14">the</text:span><text:span text:style-name="T26_15"><text:s/></text:span><text:span text:style-name="T26_16">function</text:span><text:span text:style-name="T26_17"><text:s/></text:span><text:span text:style-name="T26_18">cout</text:span><text:span text:style-name="T26_19">?</text:span></text:p>
      <text:p text:style-name="P27"><text:span text:style-name="T27_1"><text:s/></text:span></text:p>
      <text:p text:style-name="P28"><text:span text:style-name="T28_1">4.<text:s/></text:span><text:span text:style-name="T28_2">Is</text:span><text:span text:style-name="T28_3"><text:s/>"</text:span><text:span text:style-name="T28_4">using</text:span><text:span text:style-name="T28_5"><text:s/></text:span><text:span text:style-name="T28_6">namespace</text:span><text:span text:style-name="T28_7"><text:s/></text:span><text:span text:style-name="T28_8">std</text:span><text:span text:style-name="T28_9">;"<text:s/></text:span><text:span text:style-name="T28_10">a</text:span><text:span text:style-name="T28_11"><text:s/></text:span><text:span text:style-name="T28_12">preprocesser</text:span><text:span text:style-name="T28_13">?</text:span></text:p>
      <text:p text:style-name="P29"><text:span text:style-name="T29_1"><text:s/></text:span></text:p>
      <text:p text:style-name="P30"><text:span text:style-name="T30_1">5.<text:s/></text:span><text:span text:style-name="T30_2">If</text:span><text:span text:style-name="T30_3"><text:s/></text:span><text:span text:style-name="T30_4">you</text:span><text:span text:style-name="T30_5"><text:s/></text:span><text:span text:style-name="T30_6">want</text:span><text:span text:style-name="T30_7"><text:s/></text:span><text:span text:style-name="T30_8">to</text:span><text:span text:style-name="T30_9"><text:s/></text:span><text:span text:style-name="T30_10">be</text:span><text:span text:style-name="T30_11"><text:s/></text:span><text:span text:style-name="T30_12">able</text:span><text:span text:style-name="T30_13"><text:s/></text:span><text:span text:style-name="T30_14">to</text:span><text:span text:style-name="T30_15"><text:s/></text:span><text:span text:style-name="T30_16">use</text:span><text:span text:style-name="T30_17"><text:s/></text:span><text:span text:style-name="T30_18">the</text:span><text:span text:style-name="T30_19"><text:s/></text:span><text:span text:style-name="T30_20">funtion</text:span><text:span text:style-name="T30_21"><text:s/>"</text:span><text:span text:style-name="T30_22">pow</text:span><text:span text:style-name="T30_23">()"<text:s/></text:span><text:span text:style-name="T30_24">what</text:span><text:span text:style-name="T30_25"><text:s/></text:span><text:span text:style-name="T30_26">preprocessor</text:span><text:span text:style-name="T30_27"><text:s/></text:span><text:span text:style-name="T30_28">do</text:span><text:span text:style-name="T30_29"><text:s/></text:span><text:span text:style-name="T30_30">you</text:span><text:span text:style-name="T30_31"><text:s/></text:span><text:span text:style-name="T30_32">need</text:span><text:span text:style-name="T30_33">?</text:span></text:p>
      <text:p text:style-name="P3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